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079a" officeooo:paragraph-rsid="00154c0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4079a" officeooo:paragraph-rsid="0004079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4079a" officeooo:paragraph-rsid="00154c0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53f46" officeooo:paragraph-rsid="00053f4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9b53" officeooo:paragraph-rsid="00154c0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1359" officeooo:paragraph-rsid="00154c0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d1359" officeooo:paragraph-rsid="00186a7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22ab" officeooo:paragraph-rsid="00154c0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86a7c" officeooo:paragraph-rsid="00186a7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53f46" officeooo:paragraph-rsid="00154c0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6276f" officeooo:paragraph-rsid="00154c0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d1359" officeooo:paragraph-rsid="00154c0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15a0a" officeooo:paragraph-rsid="00154c0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53f46" officeooo:paragraph-rsid="00154c03" style:font-size-asian="14pt" style:font-weight-asian="bold" style:font-size-complex="14pt" style:font-weight-complex="bold"/>
    </style:style>
    <style:style style:name="T1" style:family="text">
      <style:text-properties officeooo:rsid="00053f46"/>
    </style:style>
    <style:style style:name="T2" style:family="text">
      <style:text-properties officeooo:rsid="000b8113"/>
    </style:style>
    <style:style style:name="T3" style:family="text">
      <style:text-properties officeooo:rsid="000c65f8"/>
    </style:style>
    <style:style style:name="T4" style:family="text">
      <style:text-properties officeooo:rsid="000d1359"/>
    </style:style>
    <style:style style:name="T5" style:family="text">
      <style:text-properties officeooo:rsid="00183527"/>
    </style:style>
    <style:style style:name="T6" style:family="text">
      <style:text-properties officeooo:rsid="00186a7c"/>
    </style:style>
    <style:style style:name="T7" style:family="text">
      <style:text-properties officeooo:rsid="00195e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<text:span text:style-name="T5">2</text:span>.01 <text:span text:style-name="T5">Développement d’une application</text:span></text:p>
      <text:p text:style-name="P1"/>
      <text:p text:style-name="P1">_____________________________________________</text:p>
      <text:p text:style-name="P1"/>
      <text:p text:style-name="P1"/>
      <text:p text:style-name="P14">1) Projet et ses objectifs :</text:p>
      <text:p text:style-name="P3"/>
      <text:p text:style-name="P3">Ce<text:span text:style-name="T1">t</text:span>t<text:span text:style-name="T1">e</text:span> S<text:span text:style-name="T5">AE était un projet de conception. Le fond de celle-ci consistait à implémenter différentes fonctionnalités dans un jeu. La base du jeu, un labyrinthe et un personnage. Puis au fur et à mesure, différentes fonctionnalités comme les cases à effet, les mouvements de monstres, ainsi qu’un moyen de terminer le jeu.</text:span></text:p>
      <text:p text:style-name="P11"/>
      <text:p text:style-name="P11">2) Organisation collaborative :</text:p>
      <text:p text:style-name="P10"/>
      <text:p text:style-name="P9">Comme dit précédemment, cette SAE était un projet de conception. Nous étions 5 à travailler ensemble. Il fallait donc, en plus du code réalisé des diagrammes de classes, de séquences et un rapport complet sur ce que nous voulions faire. Chaque membre du groupe à partagé les tâches, chacun a effectué une tâche différente chaque jours. Nous étions assez bien organisé, deux personnes s’occupent des diagrammes, une personne rédige les étapes à suivre, une autre s’occupe du code puis une dernière des tests.</text:p>
      <text:p text:style-name="P5"/>
      <text:p text:style-name="P5"/>
      <text:p text:style-name="P12">3) Étapes et difficultés :</text:p>
      <text:p text:style-name="P12"/>
      <text:p text:style-name="P6">Le projet était découpé <text:span text:style-name="T6">en 5 itérations. Chacune servait à ajouter une fonctionnalité </text:span>:</text:p>
      <text:p text:style-name="P6"/>
      <text:p text:style-name="P6">- <text:span text:style-name="T6">Itération 1 : ajout des monstres ainsi que la gestion de la vie. Lors de celle-ci, j’ai participé au rapport et au diagramme de séquence.</text:span></text:p>
      <text:p text:style-name="P7">- <text:span text:style-name="T6">Itération 2 : ajout des cases à effet et des cases pièges. Lors de celle-ci, j’ai participé au rapport, au code ainsi qu’aux tests.</text:span></text:p>
      <text:p text:style-name="P7">- <text:span text:style-name="T6">Itération 3 : </text:span><text:span text:style-name="T7">Implémentation des déplacements intelligents des monstres.</text:span><text:span text:style-name="T6"> Lors de celle-ci, j’ai participé au rapport, au</text:span><text:span text:style-name="T7">x tests et au diagramme de classe</text:span><text:span text:style-name="T6">.</text:span></text:p>
      <text:p text:style-name="P7"><text:span text:style-name="T6">- Itération 4 : ajout des </text:span><text:span text:style-name="T7">fantômes</text:span><text:span text:style-name="T6"> ainsi que </text:span><text:span text:style-name="T7">d’une amulette permettant de gagner la partie</text:span><text:span text:style-name="T6">. Lors de celle-ci, j’ai participé au code e</text:span><text:span text:style-name="T7">t</text:span><text:span text:style-name="T6"> au diagramme de séquence.</text:span></text:p>
      <text:p text:style-name="P7"><text:span text:style-name="T6">- Itération 5 : </text:span><text:span text:style-name="T7">Fin du jeu grâce à l’amulette, ajout d’une sorte d’inventaire… et enfin, préparation de la soutenance. Lors de celle-ci, j’ai participé au code et aux tests et à la soutenance.</text:span></text:p>
      <text:p text:style-name="P6"/>
      <text:p text:style-name="P5"><text:span text:style-name="T2">Les difficultés ont surtout résidé </text:span><text:span text:style-name="T3">dans l’</text:span><text:span text:style-name="T7">optimisation et la manière dont on devait réalisé le code. Il fallait que le code soit bien écrit, qu’il soit bien pensé</text:span><text:span text:style-name="T4">. </text:span></text:p>
      <text:p text:style-name="P5"/>
      <text:p text:style-name="P13"/>
      <text:p text:style-name="P13">4 ) Amélioration pour l’avenir :</text:p>
      <text:p text:style-name="P13"/>
      <text:p text:style-name="P8">Aucune amélioration notable, <text:span text:style-name="T7">nous nous sommes très bien débrouillé, le proffesseur à apprécié notre travail et notre soutenance s’est bien passé.</text:span></text:p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3T14:24:31.680000000</meta:creation-date>
    <dc:date>2025-06-11T11:14:40.046000000</dc:date>
    <meta:editing-duration>PT55M35S</meta:editing-duration>
    <meta:editing-cycles>17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6" meta:word-count="361" meta:character-count="2201" meta:non-whitespace-character-count="1855"/>
  </office:meta>
</office:document-meta>
</file>